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C000000B55785136064B255E0.png" manifest:media-type="image/png"/>
  <manifest:file-entry manifest:full-path="Pictures/10000201000000AC000000D48F3A3297C5A0AABA.png" manifest:media-type="image/png"/>
  <manifest:file-entry manifest:full-path="Pictures/10000201000001DC000001848343042537CB0E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82cm" svg:stroke-color="#729fcf" draw:marker-start-width="1.516cm" draw:marker-end="Symmetric_20_Arrow" draw:marker-end-width="1.516cm" svg:stroke-opacity="70%" draw:fill-color="#5983b0" draw:textarea-vertical-align="middle" fo:padding-top="0.559cm" fo:padding-bottom="0.559cm" fo:padding-left="0.684cm" fo:padding-right="0.68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svg:stroke-opacity="0%" draw:fill-color="#72b9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72b9cf" svg:stroke-opacity="0%" draw:fill-color="#72b9c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468cm" fo:min-width="0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218cm" fo:min-width="0cm" fo:padding-top="0.139cm" fo:padding-bottom="0.139cm" fo:padding-left="0.264cm" fo:padding-right="0.264cm"/>
    </style:style>
    <style:style style:name="gr8" style:family="graphic" style:parent-style-name="standard">
      <style:graphic-properties svg:stroke-width="0.007cm" svg:stroke-color="#000000" draw:marker-start-width="0.21cm" draw:marker-end-width="0.21cm" draw:fill-color="#ff0000" draw:textarea-horizontal-align="justify" draw:textarea-vertical-align="middle" draw:auto-grow-height="false" fo:min-height="0cm" fo:min-width="0cm" fo:padding-top="0.128cm" fo:padding-bottom="0.128cm" fo:padding-left="0.253cm" fo:padding-right="0.253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919d5b" draw:opacity="100%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opacity="0%" draw:fill="solid" draw:fill-color="#ffbf00" draw:opacity="100%" draw:opacity-name="Transparency_20_64" draw:textarea-horizontal-align="justify" draw:textarea-vertical-align="middle" draw:auto-grow-height="false" fo:min-height="0.034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13" style:family="graphic" style:parent-style-name="standard">
      <style:graphic-properties svg:stroke-opacity="0%" draw:fill-color="#2a6099" draw:opacity="50%" draw:textarea-horizontal-align="justify" draw:textarea-vertical-align="middle" draw:auto-grow-height="false" fo:min-height="2.05cm" fo:min-width="2.35cm"/>
    </style:style>
    <style:style style:name="gr14" style:family="graphic" style:parent-style-name="standard">
      <style:graphic-properties svg:stroke-opacity="0%" draw:fill-color="#00a933" draw:opacity="50%" draw:textarea-horizontal-align="justify" draw:textarea-vertical-align="middle" draw:auto-grow-height="false" fo:min-height="2.05cm" fo:min-width="2.35cm"/>
    </style:style>
    <style:style style:name="gr15" style:family="graphic" style:parent-style-name="standard">
      <style:graphic-properties svg:stroke-opacity="0%" draw:fill-color="#ff0000" draw:opacity="50%" draw:textarea-horizontal-align="justify" draw:textarea-vertical-align="middle" draw:auto-grow-height="false" fo:min-height="2.05cm" fo:min-width="2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69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1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076cm" fo:min-width="0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97cm"/>
      <style:paragraph-properties style:writing-mode="lr-tb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72b9c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919d5b" draw:opacity="100%"/>
      <style:paragraph-properties fo:text-align="center"/>
    </style:style>
    <style:style style:name="P8" style:family="paragraph">
      <loext:graphic-properties draw:fill="solid" draw:fill-color="#ffbf00" draw:opacity="100%" draw:opacity-name="Transparency_20_64"/>
      <style:paragraph-properties fo:text-align="center"/>
    </style:style>
    <style:style style:name="P9" style:family="paragraph">
      <loext:graphic-properties draw:fill-color="#2a6099" draw:opacity="50%"/>
      <style:paragraph-properties fo:text-align="center"/>
    </style:style>
    <style:style style:name="P10" style:family="paragraph">
      <loext:graphic-properties draw:fill-color="#00a933" draw:opacity="50%"/>
      <style:paragraph-properties fo:text-align="center"/>
    </style:style>
    <style:style style:name="P11" style:family="paragraph">
      <loext:graphic-properties draw:fill-color="#ff0000" draw:opacity="50%"/>
      <style:paragraph-properties fo:text-align="center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-color="#ffffff" draw:opacity="100%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2a6099" fo:font-weight="bold" style:font-weight-asian="bold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2a6099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7.62cm" svg:height="7.62cm" svg:x="2.159cm" svg:y="1.713cm" draw:kind="arc" draw:start-angle="206" draw:end-angle="151.83">
            <text:p/>
          </draw:circle>
          <draw:frame draw:style-name="gr2" draw:text-style-name="P2" draw:layer="layout" svg:width="2.921cm" svg:height="2.381cm" svg:x="0.751cm" svg:y="4.313cm">
            <draw:image xlink:href="Pictures/10000201000001DC000001848343042537CB0EA9.png" xlink:type="simple" xlink:show="embed" xlink:actuate="onLoad" loext:mime-type="image/png">
              <text:p/>
            </draw:image>
          </draw:frame>
          <draw:g>
            <draw:g>
              <draw:custom-shape draw:style-name="gr3" draw:text-style-name="P3" draw:layer="layout" svg:width="0.19cm" svg:height="0.07cm" svg:x="6.192cm" svg:y="2.3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0.08cm" svg:height="0.08cm" svg:x="5.982cm" svg:y="2.3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254cm" svg:height="0.127cm" draw:transform="rotate (-2.11481545464153) translate (6.278cm 2.241cm)">
                <text:p/>
                <draw:enhanced-geometry svg:viewBox="0 0 21600 21600" draw:mirror-horizontal="false" draw:mirror-vertical="false" draw:type="block-arc" draw:modifiers="-146.656275800051 5526.13851998315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6" draw:text-style-name="P5" draw:layer="layout" svg:width="0.05cm" svg:height="0.75cm" svg:x="6.212cm" svg:y="1.52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draw:layer="layout" svg:width="0.05cm" svg:height="0.5cm" draw:transform="rotate (-0.785398163397448) translate (6.126cm 2.365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svg:x="5.782cm" svg:y="2.69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draw:layer="layout" svg:width="0.05cm" svg:height="0.5cm" draw:transform="rotate (-0.785398163397448) translate (6.056cm 2.295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svg:x="5.712cm" svg:y="2.6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0.08cm" svg:height="0.08cm" svg:x="6.512cm" svg:y="2.395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253cm" svg:height="0.127cm" draw:transform="rotate (-2.11481545464153) translate (6.532cm 2.241cm)">
                <text:p/>
                <draw:enhanced-geometry svg:viewBox="0 0 21600 21600" draw:mirror-horizontal="true" draw:mirror-vertical="false" draw:type="block-arc" draw:modifiers="-146.656275800051 5526.13851998315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6" draw:text-style-name="P5" draw:layer="layout" svg:width="0.05cm" svg:height="0.75cm" svg:x="6.312cm" svg:y="1.523cm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draw:layer="layout" svg:width="0.049cm" svg:height="0.5cm" draw:transform="rotate (-0.785398163397448) translate (6.76cm 2.365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svg:x="6.742cm" svg:y="2.69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draw:layer="layout" svg:width="0.049cm" svg:height="0.5cm" draw:transform="rotate (-0.785398163397448) translate (6.83cm 2.295cm)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svg:x="6.812cm" svg:y="2.62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path draw:style-name="gr9" draw:text-style-name="P7" draw:layer="layout" svg:width="1.904cm" svg:height="0.625cm" svg:x="4.672cm" svg:y="2.465cm" svg:viewBox="0 0 1905 626" svg:d="M4 626c-2-38 1-75 3-113 2-39-11-76-6-115 4-35 12-71 6-107-8-54 44-43 67-41 31 4 71 39 98-3 19-30 45-61 47-97 2-37 14-73 13-109-1-41 62-63 76-10 10 37 3 74 9 110 6 35 22 67 23 103 0 32 0 66 9 97 10 34-9 81 22 101 18 11 61-79 79-10 20 73 68-12 79-41 15-37 31-74 32-112 1-42 39-50 76-41 56 14-16-86 57-59 47 16 41-54 63-79 20-23 15-93 63-75 39 14 61 59 64 97 3 59 75 19 82 69 6 47 72 43 76 85 3 40 20 75 44 103 31 36 67-4 101 0 33 4 63-8 98 6 31 12 74 77 98 6 14-38 22-78 35-115 15-42 21-86 10-126-13-44 31-107 69-44 24 40 64 73 67 119 1 34 3 63 12 98 16 56 75-18 111 6 49 32 59-31 98-38 41-7 88 17 95 60 6 33 11 68 9 103-1 33 16 64 10 97l3 31v32l3 3z">
              <text:p/>
            </draw:path>
            <draw:g>
              <draw:custom-shape draw:style-name="gr3" draw:text-style-name="P3" draw:layer="layout" svg:width="0.19cm" svg:height="0.07cm" draw:transform="rotate (-0.436332312998582) translate (7.004cm 1.4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0.08cm" svg:height="0.08cm" draw:transform="rotate (-0.436332312998582) translate (6.775cm 1.4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254cm" svg:height="0.127cm" draw:transform="rotate (-2.55114776764011) translate (7.11cm 1.465cm)">
                <text:p/>
                <draw:enhanced-geometry svg:viewBox="0 0 21600 21600" draw:mirror-horizontal="false" draw:mirror-vertical="false" draw:type="block-arc" draw:modifiers="-146.656275800051 5526.13851998315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6" draw:text-style-name="P5" draw:layer="layout" svg:width="0.05cm" svg:height="0.75cm" draw:transform="rotate (-0.436332312998582) translate (7.355cm 0.787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draw:layer="layout" svg:width="0.05cm" svg:height="0.5cm" draw:transform="rotate (-1.22173047639603) translate (6.922cm 1.514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draw:transform="rotate (-0.436332312998582) translate (6.469cm 1.66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draw:layer="layout" svg:width="0.05cm" svg:height="0.5cm" draw:transform="rotate (-1.22173047639603) translate (6.884cm 1.422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draw:transform="rotate (-0.436332312998582) translate (6.435cm 1.57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0.081cm" svg:height="0.08cm" draw:transform="rotate (0.436332312998582) translate (7.216cm 1.74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254cm" svg:height="0.129cm" draw:transform="rotate (-1.67848314164295) translate (7.276cm 1.472cm)">
                <text:p/>
                <draw:enhanced-geometry svg:viewBox="0 0 21600 21600" draw:mirror-horizontal="true" draw:mirror-vertical="false" draw:type="block-arc" draw:modifiers="-146.656275800051 5526.13851998315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6" draw:text-style-name="P5" draw:layer="layout" svg:width="0.05cm" svg:height="0.75cm" draw:transform="rotate (0.436332312998582) translate (7.128cm 0.851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draw:layer="layout" svg:width="0.049cm" svg:height="0.5cm" draw:transform="rotate (-0.349065850398867) translate (7.335cm 1.651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draw:transform="rotate (0.436332312998582) translate (7.317cm 2.094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draw:layer="layout" svg:width="0.049cm" svg:height="0.5cm" draw:transform="rotate (-0.349065850398867) translate (7.43cm 1.616cm)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draw:transform="rotate (0.436332312998582) translate (7.411cm 2.0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0" draw:text-style-name="P8" draw:layer="layout" svg:width="0.4cm" svg:height="0.4cm" svg:x="7.216cm" svg:y="0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4cm" svg:height="0.4cm" svg:x="7.316cm" svg:y="0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4cm" svg:height="0.4cm" svg:x="6.992cm" svg:y="0.6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" draw:text-style-name="P3" draw:layer="layout" svg:width="0.19cm" svg:height="0.07cm" draw:transform="rotate (-0.436332312998582) translate (5.432cm 1.499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0.081cm" svg:height="0.08cm" draw:transform="rotate (-0.436332312998582) translate (5.757cm 1.487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254cm" svg:height="0.127cm" draw:transform="rotate (-2.55114776764011) translate (5.75cm 1.472cm)">
                <text:p/>
                <draw:enhanced-geometry svg:viewBox="0 0 21600 21600" draw:mirror-horizontal="true" draw:mirror-vertical="false" draw:type="block-arc" draw:modifiers="-146.656275800051 5526.13851998315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6" draw:text-style-name="P5" draw:layer="layout" svg:width="0.05cm" svg:height="0.75cm" draw:transform="rotate (-0.436332312998582) translate (5.495cm 0.794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draw:layer="layout" svg:width="0.05cm" svg:height="0.5cm" draw:transform="rotate (-1.22173047639603) translate (6.102cm 1.521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draw:transform="rotate (-0.436332312998582) translate (6.085cm 1.67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draw:layer="layout" svg:width="0.05cm" svg:height="0.5cm" draw:transform="rotate (-1.22173047639603) translate (6.14cm 1.429cm)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draw:transform="rotate (-0.436332312998582) translate (6.119cm 1.58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0.081cm" svg:height="0.08cm" draw:transform="rotate (0.436332312998582) translate (5.248cm 1.747cm)">
                <text:p/>
    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254cm" svg:height="0.126cm" draw:transform="rotate (-1.67848314164295) translate (5.45cm 1.479cm)">
                <text:p/>
                <draw:enhanced-geometry svg:viewBox="0 0 21600 21600" draw:mirror-horizontal="false" draw:mirror-vertical="false" draw:type="block-arc" draw:modifiers="-146.656275800051 5526.13851998315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6" draw:text-style-name="P5" draw:layer="layout" svg:width="0.05cm" svg:height="0.75cm" draw:transform="rotate (0.436332312998582) translate (5.088cm 0.858cm)">
                <text:p/>
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draw:layer="layout" svg:width="0.049cm" svg:height="0.5cm" draw:transform="rotate (-0.349065850398867) translate (5.367cm 1.658cm)">
                <text:p/>
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draw:transform="rotate (0.436332312998582) translate (5.195cm 2.10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draw:layer="layout" svg:width="0.049cm" svg:height="0.5cm" draw:transform="rotate (-0.349065850398867) translate (5.272cm 1.623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6" draw:layer="layout" svg:width="0.05cm" svg:height="0.05cm" draw:transform="rotate (0.436332312998582) translate (5.101cm 2.06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0" draw:text-style-name="P8" draw:layer="layout" svg:width="0.4cm" svg:height="0.4cm" svg:x="4.962cm" svg:y="0.659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4cm" svg:height="0.4cm" svg:x="4.862cm" svg:y="0.8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4cm" svg:height="0.4cm" svg:x="5.186cm" svg:y="0.70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ath draw:style-name="gr9" draw:text-style-name="P7" draw:layer="layout" svg:width="1.904cm" svg:height="0.625cm" svg:x="4.969cm" svg:y="10.077cm" svg:viewBox="0 0 1905 626" svg:d="M4 626c-2-38 1-75 3-113 2-39-11-76-6-115 4-35 12-71 6-107-8-54 44-43 67-41 31 4 71 39 98-3 19-30 45-61 47-97 2-37 14-73 13-109-1-41 62-63 76-10 10 37 3 74 9 110 6 35 22 67 23 103 0 32 0 66 9 97 10 34-9 81 22 101 18 11 61-79 79-10 20 73 68-12 79-41 15-37 31-74 32-112 1-42 39-50 76-41 56 14-16-86 57-59 47 16 41-54 63-79 20-23 15-93 63-75 39 14 61 59 64 97 3 59 75 19 82 69 6 47 72 43 76 85 3 40 20 75 44 103 31 36 67-4 101 0 33 4 63-8 98 6 31 12 74 77 98 6 14-38 22-78 35-115 15-42 21-86 10-126-13-44 31-107 69-44 24 40 64 73 67 119 1 34 3 63 12 98 16 56 75-18 111 6 49 32 59-31 98-38 41-7 88 17 95 60 6 33 11 68 9 103-1 33 16 64 10 97l3 31v32l3 3z">
              <text:p/>
            </draw:path>
            <draw:frame draw:style-name="gr11" draw:text-style-name="P2" draw:layer="layout" svg:width="1.169cm" svg:height="1.44cm" draw:transform="rotate (-0.571246264177745) translate (7.118cm 7.209cm)">
              <draw:image xlink:href="Pictures/10000201000000AC000000D48F3A3297C5A0AABA.png" xlink:type="simple" xlink:show="embed" xlink:actuate="onLoad" loext:mime-type="image/png">
                <text:p/>
              </draw:image>
            </draw:frame>
            <draw:frame draw:style-name="gr12" draw:text-style-name="P2" draw:layer="layout" svg:width="1.169cm" svg:height="1.44cm" draw:transform="rotate (0.435285115447386) translate (4.577cm 7.921cm)">
              <draw:image xlink:href="Pictures/10000201000000AC000000D48F3A3297C5A0AABA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166cm" svg:height="1.227cm" draw:transform="skewX (-0.000872664625997185) rotate (-0.997979266290358) translate (6.647cm 8.398cm)">
              <draw:image xlink:href="Pictures/10000201000000AC000000B55785136064B255E0.png" xlink:type="simple" xlink:show="embed" xlink:actuate="onLoad" loext:mime-type="image/png">
                <text:p/>
              </draw:image>
            </draw:frame>
          </draw:g>
          <draw:g>
            <draw:frame draw:style-name="gr2" draw:text-style-name="P2" draw:layer="layout" svg:width="2.921cm" svg:height="2.381cm" svg:x="8.488cm" svg:y="4.145cm">
              <draw:image xlink:href="Pictures/10000201000001DC000001848343042537CB0EA9.png" xlink:type="simple" xlink:show="embed" xlink:actuate="onLoad" loext:mime-type="image/png">
                <text:p/>
              </draw:image>
            </draw:frame>
            <draw:custom-shape draw:style-name="gr13" draw:text-style-name="P9" draw:layer="layout" svg:width="2.85cm" svg:height="2.3cm" svg:x="8.525cm" svg:y="4.18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921cm" svg:height="2.381cm" svg:x="8.289cm" svg:y="4.346cm">
              <draw:image xlink:href="Pictures/10000201000001DC000001848343042537CB0EA9.png" xlink:type="simple" xlink:show="embed" xlink:actuate="onLoad" loext:mime-type="image/png">
                <text:p/>
              </draw:image>
            </draw:frame>
            <draw:custom-shape draw:style-name="gr14" draw:text-style-name="P10" draw:layer="layout" svg:width="2.85cm" svg:height="2.3cm" svg:x="8.326cm" svg:y="4.38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921cm" svg:height="2.381cm" svg:x="8.09cm" svg:y="4.547cm">
              <draw:image xlink:href="Pictures/10000201000001DC000001848343042537CB0EA9.png" xlink:type="simple" xlink:show="embed" xlink:actuate="onLoad" loext:mime-type="image/png">
                <text:p/>
              </draw:image>
            </draw:frame>
            <draw:custom-shape draw:style-name="gr15" draw:text-style-name="P11" draw:layer="layout" svg:width="2.85cm" svg:height="2.3cm" svg:x="8.127cm" svg:y="4.58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6" draw:text-style-name="P13" draw:layer="layout" svg:width="4.138cm" svg:height="0.683cm" svg:x="0.424cm" svg:y="3.699cm">
            <draw:text-box>
              <text:p text:style-name="P12"><text:span text:style-name="T1">Sample preparation</text:span></text:p>
            </draw:text-box>
          </draw:frame>
          <draw:frame draw:style-name="gr17" draw:text-style-name="P14" draw:layer="layout" svg:width="4.189cm" svg:height="0.662cm" svg:x="4.324cm" svg:y="0.1cm">
            <draw:text-box>
              <text:p><text:span text:style-name="T2">Immunofluorescence</text:span></text:p>
            </draw:text-box>
          </draw:frame>
          <draw:frame draw:style-name="gr18" draw:text-style-name="P14" draw:layer="layout" svg:width="3.796cm" svg:height="0.683cm" svg:x="8.125cm" svg:y="3.501cm">
            <draw:text-box>
              <text:p><text:span text:style-name="T1">Image acquisition</text:span></text:p>
            </draw:text-box>
          </draw:frame>
          <draw:frame draw:style-name="gr19" draw:text-style-name="P14" draw:layer="layout" svg:width="3.575cm" svg:height="0.683cm" svg:x="4.626cm" svg:y="7.102cm">
            <draw:text-box>
              <text:p><text:span text:style-name="T1">Antibody elution</text:span></text:p>
            </draw:text-box>
          </draw:frame>
          <draw:custom-shape draw:style-name="gr20" draw:text-style-name="P16" draw:layer="layout" svg:width="0.508cm" svg:height="0.508cm" svg:x="0.1cm" svg:y="3.748cm">
            <text:p text:style-name="P15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6" draw:layer="layout" svg:width="0.508cm" svg:height="0.508cm" svg:x="4.001cm" svg:y="0.149cm">
            <text:p text:style-name="P15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6" draw:layer="layout" svg:width="0.508cm" svg:height="0.508cm" svg:x="7.802cm" svg:y="3.55cm">
            <text:p text:style-name="P15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6" draw:layer="layout" svg:width="0.508cm" svg:height="0.508cm" svg:x="4.303cm" svg:y="7.151cm">
            <text:p text:style-name="P15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7" draw:layer="layout" svg:width="2.039cm" svg:height="1.276cm" svg:x="5.061cm" svg:y="4.869cm">
            <draw:text-box>
              <text:p><text:span text:style-name="T4">x2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64" draw:display-name="Transparency 64" draw:style="radial" draw:cx="50%" draw:cy="50%" draw:start="0%" draw:end="100%" draw:border="25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8cm" fo:page-height="1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0:56:48.596882100</meta:creation-date>
    <dc:date>2021-05-22T11:26:17.792097039</dc:date>
    <meta:editing-duration>PT12M25S</meta:editing-duration>
    <meta:editing-cycles>2</meta:editing-cycles>
    <meta:generator>LibreOffice/6.4.7.2$Linux_X86_64 LibreOffice_project/40$Build-2</meta:generator>
    <meta:document-statistic meta:object-count="80"/>
  </office:meta>
</office:document-meta>
</file>